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Eastern Illinois (3-3)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6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a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31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281</text:p>
          </table:table-cell>
        </table:table-row>
      </table:table>
      <table:table table:name="Sheet 2">
        <table:table-row>
          <table:table-cell office:value-type="string">
            <text:p>Ea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UNNINGHAM, Madi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MITH, Taylo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HUESTON, Alli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JAGER, Brean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HUGHES, An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ROWN, Mari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FURLIN, Gin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BAILEY, Laurel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20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RUNGE, Maggi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SOMMER, Kati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20</text:p>
          </table:table-cell>
          <table:table-cell office:value-type="string">
            <text:p>100</text:p>
          </table:table-cell>
          <table:table-cell office:value-type="string">
            <text:p>.160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4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46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5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0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4</text:p>
          </table:table-cell>
          <table:table-cell office:value-type="string">
            <text:p>106</text:p>
          </table:table-cell>
          <table:table-cell office:value-type="string">
            <text:p>.283</text:p>
          </table:table-cell>
          <table:table-cell office:value-type="string">
            <text:p>4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